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 CLM" officeooo:paragraph-rsid="06f50f70" style:font-name-complex="David CLM"/>
    </style:style>
    <style:style style:name="P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2bfe3c" style:font-size-asian="12pt" style:font-name-complex="David CLM" style:font-size-complex="12pt"/>
    </style:style>
    <style:style style:name="P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2cdcb0" style:font-size-asian="12pt" style:font-name-complex="David CLM" style:font-size-complex="12pt"/>
    </style:style>
    <style:style style:name="P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3db4c1" style:font-size-asian="12pt" style:font-name-complex="David CLM" style:font-size-complex="12pt"/>
    </style:style>
    <style:style style:name="P1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46ebd1" style:font-size-asian="12pt" style:font-name-complex="David CLM" style:font-size-complex="12pt"/>
    </style:style>
    <style:style style:name="P1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48dc1a" style:font-size-asian="12pt" style:font-name-complex="David CLM" style:font-size-complex="12pt"/>
    </style:style>
    <style:style style:name="P1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4c73f8" style:font-size-asian="12pt" style:font-name-complex="David CLM" style:font-size-complex="12pt"/>
    </style:style>
    <style:style style:name="P1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paragraph-rsid="074f4f25" style:font-size-asian="12pt" style:font-name-complex="David CLM" style:font-size-complex="12pt"/>
    </style:style>
    <style:style style:name="P1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rsid="073919b6" officeooo:paragraph-rsid="073919b6" style:font-size-asian="12pt" style:font-name-complex="David CLM" style:font-size-complex="12pt"/>
    </style:style>
    <style:style style:name="P1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rsid="073f5528" officeooo:paragraph-rsid="073f5528" style:font-size-asian="12pt" style:font-name-complex="David CLM" style:font-size-complex="12pt"/>
    </style:style>
    <style:style style:name="P1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rsid="072bfe3c" officeooo:paragraph-rsid="072bfe3c" style:font-size-asian="12pt" style:font-name-complex="David CLM" style:font-size-complex="12pt"/>
    </style:style>
    <style:style style:name="P1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fo:font-size="12pt" fo:font-style="italic" style:font-size-asian="12pt" style:font-style-asian="italic" style:font-name-complex="David CLM" style:font-size-complex="12pt"/>
    </style:style>
    <style:style style:name="P1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text-position="3% 100%" style:font-name="David CLM" fo:font-size="12pt" fo:font-weight="bold" officeooo:rsid="073874ba" officeooo:paragraph-rsid="073874ba" style:font-size-asian="12pt" style:font-weight-asian="bold" style:font-name-complex="David CLM" style:font-size-complex="12pt"/>
    </style:style>
    <style:style style:name="P1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0" style:family="paragraph" style:parent-style-name="Standard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e949d" officeooo:paragraph-rsid="072bfe3c" style:letter-kerning="true" style:font-size-asian="12pt" style:font-style-asian="italic" style:font-weight-asian="normal" style:font-name-complex="David CLM" style:font-size-complex="12pt" style:text-emphasize="none"/>
    </style:style>
    <style:style style:name="P21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 style:writing-mode="lr-tb"/>
      <style:text-properties style:use-window-font-color="true" loext:opacity="0%" style:font-name="David CLM" fo:font-size="12pt" officeooo:rsid="0743e2bc" officeooo:paragraph-rsid="0743e2bc" style:font-size-asian="12pt" style:font-name-complex="David CLM" style:font-size-complex="12pt"/>
    </style:style>
    <style:style style:name="P2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use-window-font-color="true" loext:opacity="0%" style:font-name="David CLM" fo:font-size="12pt" fo:font-style="italic" fo:font-weight="bold" officeooo:paragraph-rsid="073db4c1" style:font-size-asian="12pt" style:font-style-asian="italic" style:font-weight-asian="bold" style:font-name-complex="David CLM" style:font-size-complex="12pt" style:font-style-complex="italic"/>
    </style:style>
    <style:style style:name="P23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24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e949d" style:letter-kerning="true" style:font-size-asian="12pt" style:font-style-asian="italic" style:font-weight-asian="normal" style:font-name-complex="David CLM" style:font-size-complex="12pt" style:text-emphasize="none"/>
    </style:style>
    <style:style style:name="P25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3c66ec" style:letter-kerning="true" style:font-size-asian="12pt" style:font-style-asian="italic" style:font-weight-asian="normal" style:font-name-complex="David CLM" style:font-size-complex="12pt" style:text-emphasize="none"/>
    </style:style>
    <style:style style:name="P26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officeooo:paragraph-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7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paragraph-rsid="071e949d" style:font-size-asian="12pt" style:font-name-complex="David CLM" style:font-size-complex="12pt"/>
    </style:style>
    <style:style style:name="P28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paragraph-rsid="07436bd9" style:font-size-asian="12pt" style:font-name-complex="David CLM" style:font-size-complex="12pt"/>
    </style:style>
    <style:style style:name="P29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3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2a3ba7" officeooo:paragraph-rsid="072a3ba7" style:letter-kerning="true" style:font-size-asian="12pt" style:font-style-asian="italic" style:font-weight-asian="normal" style:font-name-complex="David CLM" style:font-size-complex="12pt" style:text-emphasize="none"/>
    </style:style>
    <style:style style:name="P31" style:family="paragraph" style:parent-style-name="Standard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Standard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P34" style:family="paragraph" style:parent-style-name="Default" style:list-style-name="L1">
      <style:paragraph-properties style:line-height-at-least="0.139in" fo:text-align="end" style:justify-single-word="false" style:writing-mode="rl-tb"/>
      <style:text-properties officeooo:paragraph-rsid="072a3ba7"/>
    </style:style>
    <style:style style:name="P35" style:family="paragraph" style:parent-style-name="Default" style:list-style-name="L2">
      <style:paragraph-properties style:line-height-at-least="0.139in" fo:text-align="end" style:justify-single-word="false" style:writing-mode="rl-tb"/>
    </style:style>
    <style:style style:name="P36" style:family="paragraph" style:parent-style-name="Default" style:list-style-name="L3">
      <style:paragraph-properties style:line-height-at-least="0.139in" fo:text-align="end" style:justify-single-word="false" style:writing-mode="rl-tb"/>
      <style:text-properties officeooo:paragraph-rsid="07410ca4"/>
    </style:style>
    <style:style style:name="P37" style:family="paragraph" style:parent-style-name="Default" style:list-style-name="L4">
      <style:paragraph-properties style:line-height-at-least="0.139in" fo:text-align="end" style:justify-single-word="false" style:writing-mode="rl-tb"/>
      <style:text-properties officeooo:paragraph-rsid="0748dc1a"/>
    </style:style>
    <style:style style:name="P38" style:family="paragraph" style:parent-style-name="Default" style:list-style-name="L3">
      <style:paragraph-properties style:line-height-at-least="0.139in" fo:text-align="end" style:justify-single-word="false" style:writing-mode="rl-tb"/>
      <style:text-properties style:use-window-font-color="true" loext:opacity="0%" style:font-name="David CLM" fo:font-size="12pt" officeooo:paragraph-rsid="07410ca4" style:font-size-asian="12pt" style:font-name-complex="David CLM" style:font-size-complex="12pt"/>
    </style:style>
    <style:style style:name="P39" style:family="paragraph" style:parent-style-name="Default" style:list-style-name="L3">
      <style:paragraph-properties style:line-height-at-least="0.139in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7410ca4"/>
    </style:style>
    <style:style style:name="P40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710bb0a" officeooo:paragraph-rsid="0710bb0a" style:font-name-complex="David CLM"/>
    </style:style>
    <style:style style:name="P41" style:family="paragraph" style:parent-style-name="Heading_20_3" style:list-style-name="L5">
      <style:paragraph-properties fo:line-height="100%" fo:text-align="start" style:justify-single-word="false" style:writing-mode="lr-tb"/>
      <style:text-properties officeooo:paragraph-rsid="0710bb0a"/>
    </style:style>
    <style:style style:name="P42" style:family="paragraph" style:parent-style-name="Text_20_body" style:list-style-name="L5">
      <style:paragraph-properties fo:line-height="100%" fo:text-align="end" style:justify-single-word="false" style:writing-mode="rl-tb"/>
      <style:text-properties officeooo:paragraph-rsid="0710bb0a"/>
    </style:style>
    <style:style style:name="P43" style:family="paragraph" style:parent-style-name="Text_20_body" style:list-style-name="L5">
      <style:paragraph-properties fo:line-height="100%" fo:text-align="end" style:justify-single-word="false" style:writing-mode="rl-tb"/>
      <style:text-properties officeooo:paragraph-rsid="071909aa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1f39d9"/>
    </style:style>
    <style:style style:name="T3" style:family="text">
      <style:text-properties style:text-position="9% 100%" fo:language="en" fo:country="US" officeooo:rsid="071fd38a"/>
    </style:style>
    <style:style style:name="T4" style:family="text">
      <style:text-properties style:text-position="9% 100%" fo:language="en" fo:country="US" officeooo:rsid="0720b5a2"/>
    </style:style>
    <style:style style:name="T5" style:family="text">
      <style:text-properties style:text-position="9% 100%" fo:language="en" fo:country="US" officeooo:rsid="0721f57e"/>
    </style:style>
    <style:style style:name="T6" style:family="text">
      <style:text-properties style:text-position="9% 100%" fo:language="en" fo:country="US" officeooo:rsid="072a3ba7"/>
    </style:style>
    <style:style style:name="T7" style:family="text">
      <style:text-properties style:text-position="9% 100%" fo:language="en" fo:country="US" officeooo:rsid="07342da4"/>
    </style:style>
    <style:style style:name="T8" style:family="text">
      <style:text-properties style:text-position="9% 100%" fo:language="en" fo:country="US" officeooo:rsid="07426162"/>
    </style:style>
    <style:style style:name="T9" style:family="text">
      <style:text-properties style:text-position="9% 100%" fo:language="en" fo:country="US" officeooo:rsid="0741927c"/>
    </style:style>
    <style:style style:name="T10" style:family="text">
      <style:text-properties style:text-position="9% 100%" fo:language="en" fo:country="US" fo:font-weight="bold" officeooo:rsid="07436bd9" style:font-weight-asian="bold" style:font-weight-complex="bold"/>
    </style:style>
    <style:style style:name="T11" style:family="text">
      <style:text-properties style:use-window-font-color="true" loext:opacity="0%" style:font-name="David CLM" officeooo:rsid="0710bb0a" style:font-name-complex="David CLM"/>
    </style:style>
    <style:style style:name="T12" style:family="text">
      <style:text-properties style:use-window-font-color="true" loext:opacity="0%" style:font-name="David CLM" officeooo:rsid="071909aa" style:font-name-complex="David CLM"/>
    </style:style>
    <style:style style:name="T13" style:family="text">
      <style:text-properties style:use-window-font-color="true" loext:opacity="0%" style:font-name="David CLM" fo:font-size="12pt" fo:font-weight="normal" officeooo:rsid="0710bb0a" style:font-size-asian="12pt" style:font-weight-asian="normal" style:font-name-complex="David CLM" style:font-size-complex="12pt" style:font-weight-complex="normal"/>
    </style:style>
    <style:style style:name="T14" style:family="text">
      <style:text-properties style:use-window-font-color="true" loext:opacity="0%" style:font-name="David CLM" fo:font-size="12pt" style:font-size-asian="12pt" style:font-name-complex="David CLM" style:font-size-complex="12pt"/>
    </style:style>
    <style:style style:name="T15" style:family="text">
      <style:text-properties style:use-window-font-color="true" loext:opacity="0%" style:font-name="David CLM" fo:font-size="12pt" officeooo:rsid="0748dc1a" style:font-size-asian="12pt" style:font-name-complex="David CLM" style:font-size-complex="12pt"/>
    </style:style>
    <style:style style:name="T16" style:family="text">
      <style:text-properties style:use-window-font-color="true" loext:opacity="0%" style:font-name="David CLM" fo:font-size="12pt" officeooo:rsid="074f4f25" style:font-size-asian="12pt" style:font-name-complex="David CLM" style:font-size-complex="12pt"/>
    </style:style>
    <style:style style:name="T17" style:family="text">
      <style:text-properties style:use-window-font-color="true" loext:opacity="0%" style:font-name="David CLM" fo:font-size="12pt" fo:font-style="italic" style:font-size-asian="12pt" style:font-style-asian="italic" style:font-name-complex="David CLM" style:font-size-complex="12pt"/>
    </style:style>
    <style:style style:name="T18" style:family="text">
      <style:text-properties style:use-window-font-color="true" loext:opacity="0%" style:font-name="David CLM" fo:font-size="12pt" fo:font-style="italic" officeooo:rsid="0748dc1a" style:font-size-asian="12pt" style:font-style-asian="italic" style:font-name-complex="David CLM" style:font-size-complex="12pt"/>
    </style:style>
    <style:style style:name="T19" style:family="text">
      <style:text-properties officeooo:rsid="0714aa1b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7436bd9" style:font-weight-asian="bold" style:font-weight-complex="bold"/>
    </style:style>
    <style:style style:name="T23" style:family="text">
      <style:text-properties fo:font-weight="bold" officeooo:rsid="072a3ba7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74f4f25" style:font-style-asian="italic" style:font-style-complex="italic"/>
    </style:style>
    <style:style style:name="T27" style:family="text">
      <style:text-properties fo:font-style="italic" officeooo:rsid="0739a64e" style:font-style-asian="italic"/>
    </style:style>
    <style:style style:name="T28" style:family="text">
      <style:text-properties fo:font-style="italic" officeooo:rsid="073b456d" style:font-style-asian="italic"/>
    </style:style>
    <style:style style:name="T29" style:family="text">
      <style:text-properties fo:font-style="italic" officeooo:rsid="073b9c85" style:font-style-asian="italic"/>
    </style:style>
    <style:style style:name="T30" style:family="text">
      <style:text-properties fo:font-style="italic" officeooo:rsid="07436bd9" style:font-style-asian="italic"/>
    </style:style>
    <style:style style:name="T31" style:family="text">
      <style:text-properties fo:font-style="italic" officeooo:rsid="0746ebd1" style:font-style-asian="italic"/>
    </style:style>
    <style:style style:name="T32" style:family="text">
      <style:text-properties fo:font-style="italic" officeooo:rsid="0748dc1a" style:font-style-asian="italic"/>
    </style:style>
    <style:style style:name="T33" style:family="text">
      <style:text-properties fo:font-style="italic" officeooo:rsid="074a29e3" style:font-style-asian="italic"/>
    </style:style>
    <style:style style:name="T34" style:family="text">
      <style:text-properties fo:font-style="italic" officeooo:rsid="074c73f8" style:font-style-asian="italic"/>
    </style:style>
    <style:style style:name="T35" style:family="text">
      <style:text-properties fo:font-style="italic" officeooo:rsid="074f4f25" style:font-style-asian="italic"/>
    </style:style>
    <style:style style:name="T36" style:family="text">
      <style:text-properties fo:font-style="italic" fo:font-weight="bold" style:font-style-asian="italic" style:font-weight-asian="bold" style:font-style-complex="italic"/>
    </style:style>
    <style:style style:name="T37" style:family="text">
      <style:text-properties style:text-position="3% 100%" fo:language="en" fo:country="US" fo:font-weight="bold" officeooo:rsid="072a3ba7" style:font-weight-asian="bold" style:font-weight-complex="bold"/>
    </style:style>
    <style:style style:name="T38" style:family="text">
      <style:text-properties style:text-position="3% 100%" fo:font-weight="bold" officeooo:rsid="072bfe3c" style:font-weight-asian="bold" style:font-weight-complex="bold"/>
    </style:style>
    <style:style style:name="T39" style:family="text">
      <style:text-properties style:text-position="31% 100%" fo:font-style="italic" style:font-style-asian="italic"/>
    </style:style>
    <style:style style:name="T40" style:family="text">
      <style:text-properties style:text-position="4% 100%" fo:language="en" fo:country="US" fo:font-weight="bold" style:font-weight-asian="bold" style:font-weight-complex="bold"/>
    </style:style>
    <style:style style:name="T41" style:family="text">
      <style:text-properties officeooo:rsid="072cdcb0"/>
    </style:style>
    <style:style style:name="T42" style:family="text">
      <style:text-properties style:font-style-complex="italic"/>
    </style:style>
    <style:style style:name="T43" style:family="text">
      <style:text-properties style:font-style-complex="italic" style:font-weight-complex="normal"/>
    </style:style>
    <style:style style:name="T44" style:family="text">
      <style:text-properties officeooo:rsid="0736e6ca"/>
    </style:style>
    <style:style style:name="T45" style:family="text">
      <style:text-properties officeooo:rsid="07372fe9"/>
    </style:style>
    <style:style style:name="T46" style:family="text">
      <style:text-properties officeooo:rsid="073799b0"/>
    </style:style>
    <style:style style:name="T47" style:family="text">
      <style:text-properties fo:font-style="normal" fo:font-weight="bold" style:font-style-asian="normal" style:font-weight-asian="bold" style:font-style-complex="normal"/>
    </style:style>
    <style:style style:name="T48" style:family="text">
      <style:text-properties officeooo:rsid="073c66ec"/>
    </style:style>
    <style:style style:name="T49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4% 100%" fo:language="en" fo:country="US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51" style:family="text">
      <style:text-properties style:text-outline="false" style:text-line-through-style="none" style:text-line-through-type="none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52" style:family="text">
      <style:text-properties style:text-outline="false" style:text-line-through-style="none" style:text-line-through-type="none" fo:font-style="italic" fo:text-shadow="none" style:text-underline-style="none" fo:font-weight="bold" officeooo:rsid="07436bd9" style:letter-kerning="true" style:font-style-asian="italic" style:font-weight-asian="bold" style:text-emphasize="none"/>
    </style:style>
    <style:style style:name="T53" style:family="text">
      <style:text-properties style:text-outline="false" style:text-line-through-style="none" style:text-line-through-type="none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56" style:family="text">
      <style:text-properties fo:font-size="12pt" fo:font-weight="normal" style:font-size-asian="12pt" style:font-weight-asian="normal" style:font-size-complex="12pt" style:font-weight-complex="normal"/>
    </style:style>
    <style:style style:name="T57" style:family="text">
      <style:text-properties officeooo:rsid="074ba80f"/>
    </style:style>
    <style:style style:name="T58" style:family="text">
      <style:text-properties officeooo:rsid="074c73f8"/>
    </style:style>
    <style:style style:name="T59" style:family="text">
      <style:text-properties officeooo:rsid="074f4f25"/>
    </style:style>
    <style:style style:name="T60" style:family="text">
      <style:text-properties officeooo:rsid="074f9593"/>
    </style:style>
    <style:style style:name="T61" style:family="text">
      <style:text-properties officeooo:rsid="0754db8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תקצ<text:span text:style-name="T19">ו</text:span>ב השתתפותי – <text:span text:style-name="T61">פרוייקטים בדידים</text:span></text:h>
      <text:p text:style-name="Heading_20_2">פרופורציונליות חזקה</text:p>
      <text:p text:style-name="P29"><text:span text:style-name="T1">אנחנו רוצים שהתקציב יהיה הוגן, ולשם כך צריך קודם-כל להגדיר מה זה "הוגן". </text:span><text:span text:style-name="T2">בשיעור על חלוקת עוגה למדנו על תנאי שנקרא "חלוקה פרופורציונלית", אבל שם החלוקה היתה אישית – </text:span><text:span text:style-name="T3">כל אחד קיבל פרוסה שהוא ורק הוא נהנה ממנה. לכן ההגינות נקבעה לפי הערך שכל אחד ייחס לפרוסה האישית שהוא קיבל. במקרה שלנו, </text:span><text:span text:style-name="T4">כשהעירי</text:span><text:span text:style-name="T5">י</text:span><text:span text:style-name="T4">ה בוחרת פריטים לביצוע, </text:span><text:span text:style-name="T6">יש הרבה אזרחים הנהנים מאותם פריטים. </text:span><text:span text:style-name="T3">איך אפשר לתרגם את </text:span><text:span text:style-name="T6">תנאי הפרופורציונליות למצב זה?</text:span></text:p>
      <text:p text:style-name="P30"><text:span text:style-name="T6">ל</text:span><text:span text:style-name="T1">צורך ההגדרה, נסמן את </text:span><text:span text:style-name="T7">הסכום הקצוב</text:span><text:span text:style-name="T1"> באות L (בשקלים), ואת מספר האזרחים המצביעים באות n.</text:span></text:p>
      <text:p text:style-name="P23"><text:span text:style-name="T37">ה</text:span><text:span text:style-name="T21">גדרה</text:span>: תקציב נקרא <text:span text:style-name="T42">פרופורציונלי-חזק</text:span> אם -</text:p>
      <text:list xml:id="list3379604982" text:style-name="L1">
        <text:list-item>
          <text:p text:style-name="P34"><text:span text:style-name="T14">לכל קבוצת מצביעים בגודל </text:span><text:span text:style-name="T17">k</text:span><text:span text:style-name="T14"> <text:s text:c="2"/>(מתוך </text:span><text:span text:style-name="T17">n</text:span><text:span text:style-name="T14">):</text:span></text:p>
          <text:list>
            <text:list-item>
              <text:p text:style-name="P34"><text:span text:style-name="T14">אם </text:span><text:span text:style-name="T17">כל </text:span><text:span text:style-name="T14">חברי הקבוצה מסכימים על פריטים שהעלות הכוללת שלהם לפחות </text:span><text:span text:style-name="T17">kL/n - </text:span></text:p>
              <text:list>
                <text:list-item>
                  <text:p text:style-name="P34"><text:span text:style-name="T14">אז הסכום המוקצב לפריטים, ש</text:span><text:span text:style-name="T17">לפחות אחד</text:span><text:span text:style-name="T14"> מחברי-הקבוצה רוצה, הוא לפחות <text:s/></text:span><text:span text:style-name="T17">kL/n</text:span><text:span text:style-name="T14">.</text:span></text:p>
                </text:list-item>
              </text:list>
            </text:list-item>
          </text:list>
        </text:list-item>
      </text:list>
      <text:p text:style-name="P7"><text:span text:style-name="T20">הרעיון</text:span><text:span text:style-name="T23"> הוא, ש</text:span>לכל אזרח יש "זכות" לקבוע לגבי יחידת-תקציב אחת (<text:span text:style-name="T24">L/n</text:span>). </text:p>
      <text:p text:style-name="P16">במקרה קיצוני, אם מישהו רוצה פריט שעולה רק L/n (נניח, הוא רק רוצה שיתקנו את פנס-הרחוב ליד הבית שלו), אז צריך לממן אותו. אבל בדרך-כלל אין פריטים כאלה – רוב הפריטים עולים יותר מ-L/n, וכדי לממן אותם דרושה הסכמה של יותר אזרחים; ככל שהפריט יקר יותר, כך דרושים אזרחים רבים יותר שיסכימו לממן אותו.</text:p>
      <text:p text:style-name="P16"/>
      <text:p text:style-name="P8"><text:span text:style-name="T41">ההגדרה נשמעת טוב, אבל הבעיה היא שתקציב </text:span>פרופורציונלי-חזק <text:span text:style-name="T41">לא תמיד קיים. לדוגמה, נניח שה</text:span>סכום <text:span text:style-name="T44">הקצוב </text:span><text:span text:style-name="T24">L</text:span>=4. שני פריטים, כל אחד עולה 2.5. <text:span text:style-name="T44">יש </text:span><text:span text:style-name="T24">n</text:span>=4 אזרחים: שניים רוצים <text:span text:style-name="T44">את </text:span>פריט א, <text:span text:style-name="T44">ו</text:span>שניים רוצים <text:span text:style-name="T44">את </text:span><text:s/>פריט ב. לקבוצה בגודל 2 יש זכות <text:span text:style-name="T44">לקבוע לגבי </text:span>תקציב של 2. <text:span text:style-name="T45"><text:s text:c="2"/></text:span>תקציב פרופורציונלי-חזק<text:span text:style-name="T45">, לפי הגדרתו, </text:span><text:s/>צריך לממן את שני הפריטים – אבל זה יעלה 5 ויש לנו רק 4!</text:p>
      <text:p text:style-name="Heading_20_2">פרופורציונליות <text:span text:style-name="T46">רגילה</text:span></text:p>
      <text:p text:style-name="P18">ההגדרה הקודמת חזקה מדי, ולכן נציע הגדרה אחרת.</text:p>
      <text:p text:style-name="P7"><text:span text:style-name="T38">ה</text:span><text:span text:style-name="T21">גדרה</text:span><text:span text:style-name="T20">: </text:span>תקציב נקרא <text:span text:style-name="T25">פרופורציונלי </text:span>אם -</text:p>
      <text:list xml:id="list2863169132" text:style-name="L2">
        <text:list-item>
          <text:p text:style-name="P35"><text:span text:style-name="T14">לכל קבוצת מצביעים בגודל </text:span><text:span text:style-name="T17">k</text:span><text:span text:style-name="T14"> <text:s/>(מתוך </text:span><text:span text:style-name="T17">n</text:span><text:span text:style-name="T14">):</text:span></text:p>
          <text:list>
            <text:list-item>
              <text:p text:style-name="P35"><text:span text:style-name="T14">הסכום המוקצב לפריטים, שלפחות אחד מחברי-הקבוצה רוצה, הוא לפחות העלות הגדולה ביותר של קבוצת-פריטים שכל חברי הקבוצה מסכימים עליהם, ועולה לכל היותר </text:span><text:span text:style-name="T17">kL/n </text:span><text:span text:style-name="T14">.</text:span></text:p>
            </text:list-item>
          </text:list>
        </text:list-item>
      </text:list>
      <text:p text:style-name="P17"/>
      <text:p text:style-name="P14"><text:span text:style-name="T24">בדוגמה הקודמת, כל תקציב הוא פרופורציונלי, </text:span><text:span text:style-name="T27">כיוון שאין אף תת-קבוצה בגודל k המסכימה על קבוצת פריטים שעלותה לכל היותר k. <text:s text:c="2"/></text:span><text:span text:style-name="T29">בהמשך </text:span><text:span text:style-name="T28">נראה דוגמאות יותר מעניינות.</text:span></text:p>
      <text:p text:style-name="P20"/>
      <text:p text:style-name="P25"><text:span text:style-name="T40">מ</text:span><text:span text:style-name="T21">שפט</text:span>: תקציב פרופורציונלי תמיד קיים.</text:p>
      <text:p text:style-name="P25"><text:span text:style-name="T43">הוכחה</text:span><text:span text:style-name="T47">:</text:span> האלגוריתם הבא <text:span text:style-name="T48">מוצא אותו </text:span>(<text:span text:style-name="T48">פותח ע"י האריס </text:span>עזיז, <text:span text:style-name="T48">ברטון </text:span>לי,<text:span text:style-name="T48"> ונמרוד </text:span>טלמון <text:span text:style-name="T48">ב-</text:span>2018). <text:span text:style-name="T60">האלגוריתם מחזיק שני משתנים: משתנה אחד נקרא "תקציב" ומכיל את קבוצת הפריטים שהחלטנו לממן (מאותחל לקבוצה ריקה); משתנה שני נקרא "מקופחים" ומכיל את קבוצת האזרחים, שהפריטים שהם רוצים עדיין לא נכנסו לתקציב (מאותחל לקבוצת כל האזרחים).</text:span></text:p>
      <text:p text:style-name="P22"/>
      <text:p text:style-name="P9"><text:span text:style-name="T36">אתחול</text:span><text:span text:style-name="T20">:</text:span> </text:p>
      <text:p text:style-name="P9"><text:span text:style-name="T25">תקציב <text:s text:c="2"/></text:span>:= קבוצה ריקה;</text:p>
      <text:p text:style-name="P9"><text:span text:style-name="T26">מקופחים</text:span><text:span text:style-name="T25"> </text:span>:= כל האזרחים.</text:p>
      <text:p text:style-name="P15"><text:soft-page-break/>נסמן באות m את מספר-הפריטים הכולל.</text:p>
      <text:p text:style-name="P6">סדר את 2<text:span text:style-name="T39">m</text:span> קבוצות הפריטים <text:span text:style-name="T25">בסדר יורד </text:span>של עלות.</text:p>
      <text:p text:style-name="P6">לכל קבוצת-פריטים <text:span text:style-name="T24">Y,</text:span> מהיקרה לזולה:</text:p>
      <text:list xml:id="list2349643425" text:style-name="L3">
        <text:list-item>
          <text:p text:style-name="P36"><text:span text:style-name="T14">חשב את קבוצת-האזרחים </text:span><text:span text:style-name="T17">K </text:span><text:span text:style-name="T14">שרוצים את כל הפריטים ב-</text:span><text:span text:style-name="T17">Y. </text:span><text:span text:style-name="T14">נניח שבקבוצה יש </text:span><text:span text:style-name="T17">k אזרח</text:span><text:span text:style-name="T14">ים. </text:span></text:p>
        </text:list-item>
        <text:list-item>
          <text:p text:style-name="P36"><text:span text:style-name="T14">אם עלות הפריטים ב-</text:span><text:span text:style-name="T17">Y </text:span><text:span text:style-name="T14">היא לכל היותר </text:span><text:span text:style-name="T17">kL</text:span><text:span text:style-name="T14">/</text:span><text:span text:style-name="T17">n</text:span><text:span text:style-name="T14"> - </text:span></text:p>
          <text:list>
            <text:list-item>
              <text:p text:style-name="P38">הוסף את הפריטים ב-Y לתקציב.</text:p>
            </text:list-item>
            <text:list-item>
              <text:p text:style-name="P39"><text:span text:style-name="T14">הורד את האזרחים ב-</text:span><text:span text:style-name="T17">K </text:span><text:span text:style-name="T14">מקבוצת ה</text:span><text:span text:style-name="T16">מקופחים</text:span><text:span text:style-name="T14">.</text:span></text:p>
            </text:list-item>
          </text:list>
        </text:list-item>
      </text:list>
      <text:p text:style-name="P32"/>
      <text:p text:style-name="P31"><text:span text:style-name="T8">ה</text:span><text:span text:style-name="T1">אלגוריתם ממומש בקובץ <text:s text:c="2"/>code/proportional_budgeting.py</text:span><text:span text:style-name="T9"> <text:s text:c="2"/></text:span><text:span text:style-name="T1">ואפשר לראות כמה דוגמאות הרצה.</text:span></text:p>
      <text:p text:style-name="P27"/>
      <text:p text:style-name="P6"><text:span text:style-name="T22">טענה </text:span><text:span text:style-name="T21">1</text:span>:<text:span text:style-name="T20"> </text:span>אלגוריתם עזיז-לי-טלמון אף פעם לא חורג מגבולות התקציב.</text:p>
      <text:p text:style-name="P6"/>
      <text:p text:style-name="P13"><text:span text:style-name="T25">הוכחה</text:span>: בכל פעם שקבוצה של <text:span text:style-name="T24">k</text:span> אזרחים יוצאת מקבוצת ה<text:span text:style-name="T59">מקופחים</text:span>, האלגוריתם מתקצב פריטים שעלותם הכוללת היא לכל היותר <text:span text:style-name="T24">k</text:span>*<text:span text:style-name="T24">L</text:span>/<text:span text:style-name="T24">n</text:span>.</text:p>
      <text:p text:style-name="P13">לכן, לאחר שכל <text:span text:style-name="T24">n</text:span> האזרחים יצאו מקבוצת ה<text:span text:style-name="T59">מקופחים</text:span>, האלגוריתם מתקצב פריטים שעלותם הכוללת היא לכל היותר <text:span text:style-name="T24">n</text:span>*<text:span text:style-name="T24">L</text:span>/<text:span text:style-name="T24">n</text:span> = <text:span text:style-name="T24">L</text:span>.</text:p>
      <text:p text:style-name="P24"><text:span text:style-name="T10">טענה </text:span><text:span text:style-name="T21">2</text:span>:<text:span text:style-name="T20"> </text:span>אלגוריתם עזיז-לי-טלמון תמיד מחזיר תקציב פרופורציונלי [חלש].</text:p>
      <text:p text:style-name="P10"><text:span text:style-name="T25">הוכחה</text:span>: נתונה קבוצת-אזרחים <text:span text:style-name="T24">K</text:span> בגודל <text:span text:style-name="T24">k</text:span>, המסכימים על קבוצת-פריטים <text:span text:style-name="T24">X, </text:span><text:span text:style-name="T31">שהעלות שלה מקיימת:</text:span></text:p>
      <text:p text:style-name="P10"><text:span text:style-name="T24">c</text:span>(<text:span text:style-name="T24">X</text:span>) ≤ <text:span text:style-name="T24">kL</text:span>/<text:span text:style-name="T24">n.</text:span></text:p>
      <text:p text:style-name="P10">נוכיח שסך כל המימון המיועד לפריטים שחברי <text:span text:style-name="T24">K</text:span> רוצים, הוא לפחות <text:span text:style-name="T24">c</text:span>(<text:span text:style-name="T24">X</text:span>).</text:p>
      <text:p text:style-name="P11"><text:span text:style-name="T32">נחלק את הקבוצה </text:span><text:span text:style-name="T24">X</text:span> לשתי תת-קבוצות:</text:p>
      <text:list xml:id="list3722893436" text:style-name="L4">
        <text:list-item>
          <text:p text:style-name="P37"><text:span text:style-name="T17">‏Y </text:span><text:span text:style-name="T14">– </text:span><text:span text:style-name="T15">הפריטים </text:span><text:span text:style-name="T14">המתוקצבים </text:span><text:span text:style-name="T15">מתוך X,</text:span></text:p>
        </text:list-item>
        <text:list-item>
          <text:p text:style-name="P37"><text:span text:style-name="T17">Z <text:s/>– </text:span><text:span text:style-name="T18">הפריטים הלא-מתוקצבים מתוך X.</text:span></text:p>
        </text:list-item>
      </text:list>
      <text:p text:style-name="P6"><text:span text:style-name="T24">איפה נמצאים חברי הקבוצה K, כשהאלגוריתם מגיע ל</text:span><text:span text:style-name="T33">קבוצה </text:span><text:span text:style-name="T24">Z?</text:span></text:p>
      <text:p text:style-name="P6">אם כל חברי <text:span text:style-name="T24">K </text:span><text:span text:style-name="T35">מקופחים</text:span> – האלגוריתם יתקצב את <text:span text:style-name="T24">Z;</text:span> סתירה.</text:p>
      <text:p text:style-name="P12">אם אחד מהם כבר לא <text:span text:style-name="T59">מקופח</text:span> – כשהוא יצא, נבחרה לתיקצוב קבוצת-פריטים שעלותם הכוללת <text:span text:style-name="T57">גדולה יותר (כי הקבוצות מסודרות בסדר יורד), כלומר נבחרה קבוצה שעלותה </text:span><text:span text:style-name="T24">לפחות</text:span> <text:span text:style-name="T24">c</text:span>(<text:span text:style-name="T24">Z</text:span>). </text:p>
      <text:p text:style-name="P12">לכן, המימון הכולל לפריטים ש<text:span text:style-name="T58">לפחות אחד מ</text:span>חברי <text:span text:style-name="T58">הקבוצה </text:span><text:span text:style-name="T24">K </text:span><text:span text:style-name="T34">רוצה </text:span>הוא לפחות: <text:s/></text:p>
      <text:p text:style-name="P21">c(Z) + c(Y) = c(X)</text:p>
      <text:p text:style-name="P19">***</text:p>
      <text:p text:style-name="P26"/>
      <text:p text:style-name="P28"><text:span text:style-name="T49">קל לראות, ש</text:span><text:span text:style-name="T50">ס</text:span><text:span text:style-name="T51">יבוכיות </text:span><text:span text:style-name="T52">זמן הריצה של האלגוריתם היא</text:span><text:span text:style-name="T51"> <text:s/></text:span><text:span text:style-name="T53">n*2</text:span><text:span text:style-name="T55">m</text:span><text:span text:style-name="T53">. <text:s text:c="2"/></text:span><text:span text:style-name="T54">זה </text:span><text:span text:style-name="T53">סביר כשמספר הפריטים קטן, </text:span><text:span text:style-name="T54">אבל לא סביר כשמספר הפריטים גדול. האם ישנו אלגוריתם יעיל יותר? --כנראה לא: עזיז, לי וטלמון הוכיחו שהבעיה היא </text:span><text:span text:style-name="T24">NP-קשה. </text:span><text:span text:style-name="T30">מה עושים במקרה זה? – מחפשים אלגוריתמי-קירוב טובים; הנושא עדיין בשלבי מחקר.</text:span></text:p>
      <text:p text:style-name="P5"/>
      <text:p text:style-name="P4">מקורות</text:p>
      <text:list xml:id="list3870278650" text:style-name="L5">
        <text:list-item>
          <text:p text:style-name="P41"><text:bookmark text:name="fEVfI1MBELYJ"/><text:a xlink:type="simple" xlink:href="https://dl.acm.org/citation.cfm?id=3237394" text:style-name="Internet_20_link" text:visited-style-name="Visited_20_Internet_20_Link"><text:span text:style-name="Citation">Proportionally representative participatory budgeting: Axioms and algorithms‏</text:span></text:a><text:span text:style-name="Citation"><text:span text:style-name="T13">, </text:span></text:span><text:span text:style-name="T56">H Aziz, BE Lee, N Talmon</text:span></text:p>
        </text:list-item>
        <text:list-item>
          <text:p text:style-name="P42"><text:span text:style-name="Citation"><text:span text:style-name="T11">מצגות של נמרוד טלמון</text:span></text:span></text:p>
        </text:list-item>
        <text:list-item>
          <text:p text:style-name="P43"><text:span text:style-name="Citation"><text:span text:style-name="T12">ויקיפדיה Participatory Budgeting Algorithm</text:span></text:span></text:p>
        </text:list-item>
      </text:list>
      <text:p text:style-name="P33"><text:soft-page-break/></text:p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1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1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1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1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1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2-20T17:51:52.277000000</dc:date>
    <meta:editing-duration>P15DT16M4S</meta:editing-duration>
    <meta:editing-cycles>1676</meta:editing-cycles>
    <meta:document-statistic meta:table-count="0" meta:image-count="0" meta:object-count="0" meta:page-count="3" meta:paragraph-count="54" meta:word-count="709" meta:character-count="4102" meta:non-whitespace-character-count="3426"/>
  </office:meta>
</office:document-meta>
</file>